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99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99" style:text-position="super 58%" style:font-name="Segoe UI Semibold" fo:font-size="32pt" fo:font-style="italic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3" style:family="text">
      <style:text-properties fo:color="#000099" style:font-name="Segoe UI Semibold" fo:font-size="32pt" fo:font-style="italic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99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99" style:text-position="super 58%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1.56cm" svg:x="1.524cm" svg:y="0.762cm">
          <draw:text-box>
            <text:p text:style-name="P1"><text:span text:style-name="T1">1 Peter 2:19–2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638cm" svg:height="6.263cm" svg:x="1.524cm" svg:y="0.762cm">
          <draw:text-box>
            <text:p text:style-name="P4"><text:span text:style-name="T2">19</text:span><text:span text:style-name="T3">For this is a gracious thing, when, mindful of God, one endures sorrows while suffering unjustly. </text:span><text:span text:style-name="T2">20</text:span><text:span text:style-name="T3">For what credit is it if, when you sin and are beaten for it, you endu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638cm" svg:height="7.766cm" svg:x="1.524cm" svg:y="0.762cm">
          <draw:text-box>
            <text:p text:style-name="P4"><text:span text:style-name="T4">But if when you do good and suffer for it you endure, this is a gracious thing in the sight of God. </text:span><text:span text:style-name="T5">21</text:span><text:span text:style-name="T4">For to this you have been called, because Christ also suffered for you, leaving you an example, so that you might follow in his step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4.638cm" svg:height="7.766cm" svg:x="1.524cm" svg:y="0.762cm">
          <draw:text-box>
            <text:p text:style-name="P4"><text:span text:style-name="T2">22</text:span><text:span text:style-name="T3">He</text:span><text:span text:style-name="T4"> committed no sin, neither was deceit found in his mouth. </text:span><text:span text:style-name="T5">23</text:span><text:span text:style-name="T4">When he was reviled, he did not revile in return; when he suffered, he did not threaten, but continued entrusting himself to him who judges just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5" draw:layer="layout" svg:width="24.638cm" svg:height="6.263cm" svg:x="1.524cm" svg:y="0.762cm">
          <draw:text-box>
            <text:p text:style-name="P4"><text:span text:style-name="T5">24</text:span><text:span text:style-name="T4">He himself bore our sins in his body on the tree, that we might die to sin and live to righteousness. By his wounds you have been heal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5" draw:layer="layout" svg:width="24.638cm" svg:height="4.76cm" svg:x="1.524cm" svg:y="0.762cm">
          <draw:text-box>
            <text:p text:style-name="P4"><text:span text:style-name="T5">25</text:span><text:span text:style-name="T4">For you were straying like sheep, but have now returned to the Shepherd and Overseer of your soul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5:44:50.450000000</meta:creation-date>
    <dc:date>2017-05-04T22:53:07.768000000</dc:date>
    <meta:editing-duration>PT3M17S</meta:editing-duration>
    <meta:editing-cycles>4</meta:editing-cycles>
    <meta:generator>LibreOffice/5.3.2.2$Windows_X86_64 LibreOffice_project/6cd4f1ef626f15116896b1d8e1398b56da0d0ee1</meta:generator>
    <meta:document-statistic meta:object-count="39"/>
  </office:meta>
</office:document-meta>
</file>